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as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.OBase( OProcess ow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OBas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Base.getOw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as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.getExtensibilit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ase.equals( Object obj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